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2000002700007C3B0000738C63EE9237.wm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width="0.07cm" draw:marker-start-width="0.305cm" draw:marker-end-width="0.305cm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dash" draw:stroke-dash="Ultrafine_20_Dashed" svg:stroke-width="0.07cm" draw:marker-start="" draw:marker-start-width="0.305cm" draw:marker-end="" draw:marker-end-width="0.305cm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.07cm" draw:marker-start="" draw:marker-start-width="0.305cm" draw:marker-end="" draw:marker-end-width="0.305cm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dash" draw:stroke-dash="Ultrafine_20_Dashed" svg:stroke-width="0.07cm" svg:stroke-color="#000000" draw:marker-start="" draw:marker-start-width="0.264cm" draw:marker-start-center="false" draw:marker-end="" draw:marker-end-width="0.264cm" draw:marker-end-center="false" draw:stroke-linejoin="miter" draw:fill="none" draw:fill-color="#ffffff" draw:textarea-horizontal-align="left" draw:textarea-vertical-align="top" draw:auto-grow-height="false" fo:padding-top="0.112cm" fo:padding-bottom="0.112cm" fo:padding-left="0.232cm" fo:padding-right="0.232cm" fo:wrap-option="wrap" draw:shadow="hidden"/>
    </style:style>
    <style:style style:name="gr5" style:family="graphic" style:parent-style-name="standard" style:list-style-name="L1">
      <style:graphic-properties draw:stroke="solid" draw:stroke-dash="Dash_20_4" svg:stroke-width="0.07cm" svg:stroke-color="#000000" draw:marker-start="msArrowEnd_20_5" draw:marker-start-width="0.264cm" draw:marker-start-center="false" draw:marker-end="msArrowEnd_20_5" draw:marker-end-width="0.264cm" draw:marker-end-center="false" svg:stroke-opacity="100%" draw:stroke-linejoin="miter" draw:fill="none" draw:fill-color="#ffff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0cm" fo:min-width="0cm" fo:padding-top="0.112cm" fo:padding-bottom="0.112cm" fo:padding-left="0.232cm" fo:padding-right="0.232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" style:family="graphic" style:parent-style-name="standard" style:list-style-name="L1">
      <style:graphic-properties draw:stroke="solid" draw:stroke-dash="Dash_20_4" svg:stroke-width="0.07cm" svg:stroke-color="#000000" draw:marker-start="msArrowEnd_20_5" draw:marker-start-width="0.264cm" draw:marker-start-center="false" draw:marker-end="msArrowEnd_20_5" draw:marker-end-width="0.264cm" draw:marker-end-center="false" svg:stroke-opacity="100%" draw:stroke-linejoin="miter" draw:fill="none" draw:fill-color="#ffff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0cm" fo:min-width="0cm" fo:padding-top="0.112cm" fo:padding-bottom="0.112cm" fo:padding-left="0.232cm" fo:padding-right="0.232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7" style:family="graphic" style:parent-style-name="standard" style:list-style-name="L1">
      <style:graphic-properties draw:stroke="solid" draw:stroke-dash="Dash_20_4" svg:stroke-width="0.07cm" svg:stroke-color="#000000" draw:marker-start="msArrowEnd_20_5" draw:marker-start-width="0.264cm" draw:marker-start-center="false" draw:marker-end="msArrowEnd_20_5" draw:marker-end-width="0.264cm" draw:marker-end-center="false" svg:stroke-opacity="100%" draw:stroke-linejoin="miter" draw:fill="none" draw:fill-color="#ffff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0cm" fo:min-width="0cm" fo:padding-top="0.112cm" fo:padding-bottom="0.112cm" fo:padding-left="0.232cm" fo:padding-right="0.232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8" style:family="graphic" style:parent-style-name="standard" style:list-style-name="L1">
      <style:graphic-properties draw:stroke="solid" draw:stroke-dash="Dash_20_4" svg:stroke-width="0.07cm" svg:stroke-color="#000000" draw:marker-start="" draw:marker-start-width="0.246cm" draw:marker-start-center="false" draw:marker-end="" draw:marker-end-width="0.246cm" draw:marker-end-center="false" svg:stroke-opacity="100%" draw:stroke-linejoin="miter" draw:fill="solid" draw:fill-color="#ff0000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false" draw:auto-grow-width="false" draw:fit-to-size="false" draw:fit-to-contour="false" fo:max-height="0cm" fo:max-width="0cm" fo:min-height="0cm" fo:min-width="0cm" fo:padding-top="0.112cm" fo:padding-bottom="0.112cm" fo:padding-left="0.232cm" fo:padding-right="0.232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9" style:family="graphic" style:parent-style-name="standard" style:list-style-name="L1">
      <style:graphic-properties draw:stroke="solid" draw:stroke-dash="Dash_20_4" svg:stroke-width="0.07cm" svg:stroke-color="#000000" draw:marker-start="" draw:marker-start-width="0.246cm" draw:marker-start-center="false" draw:marker-end="" draw:marker-end-width="0.246cm" draw:marker-end-center="false" svg:stroke-opacity="100%" draw:stroke-linejoin="miter" draw:fill="solid" draw:fill-color="#3366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false" draw:auto-grow-width="false" draw:fit-to-size="false" draw:fit-to-contour="false" fo:max-height="0cm" fo:max-width="0cm" fo:min-height="0cm" fo:min-width="0cm" fo:padding-top="0.112cm" fo:padding-bottom="0.112cm" fo:padding-left="0.232cm" fo:padding-right="0.232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0" style:family="graphic" style:parent-style-name="standard" style:list-style-name="L1">
      <style:graphic-properties draw:stroke="solid" draw:stroke-dash="Dash_20_4" svg:stroke-width="0.07cm" svg:stroke-color="#000000" draw:marker-start="" draw:marker-start-width="0.246cm" draw:marker-start-center="false" draw:marker-end="" draw:marker-end-width="0.246cm" draw:marker-end-center="false" svg:stroke-opacity="100%" draw:stroke-linejoin="miter" draw:fill="solid" draw:fill-color="#00ff00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false" draw:auto-grow-width="false" draw:fit-to-size="false" draw:fit-to-contour="false" fo:max-height="0cm" fo:max-width="0cm" fo:min-height="0cm" fo:min-width="0cm" fo:padding-top="0.112cm" fo:padding-bottom="0.112cm" fo:padding-left="0.232cm" fo:padding-right="0.232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1" style:family="graphic" style:parent-style-name="standard" style:list-style-name="L1">
      <style:graphic-properties draw:stroke="solid" draw:stroke-dash="Dash_20_4" svg:stroke-width="0.07cm" svg:stroke-color="#000000" draw:marker-start="" draw:marker-start-width="0.246cm" draw:marker-start-center="false" draw:marker-end="" draw:marker-end-width="0.246cm" draw:marker-end-center="false" svg:stroke-opacity="100%" draw:stroke-linejoin="miter" draw:fill="solid" draw:fill-color="#ff0000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false" draw:auto-grow-width="false" draw:fit-to-size="false" draw:fit-to-contour="false" fo:max-height="0cm" fo:max-width="0cm" fo:min-height="0cm" fo:min-width="0cm" fo:padding-top="0.112cm" fo:padding-bottom="0.112cm" fo:padding-left="0.232cm" fo:padding-right="0.232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2" style:family="graphic" style:parent-style-name="standard" style:list-style-name="L1">
      <style:graphic-properties draw:stroke="solid" draw:stroke-dash="Dash_20_4" svg:stroke-width="0.07cm" svg:stroke-color="#000000" draw:marker-start="" draw:marker-start-width="0.246cm" draw:marker-start-center="false" draw:marker-end="" draw:marker-end-width="0.246cm" draw:marker-end-center="false" svg:stroke-opacity="100%" draw:stroke-linejoin="miter" draw:fill="solid" draw:fill-color="#3366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false" draw:auto-grow-width="false" draw:fit-to-size="false" draw:fit-to-contour="false" fo:max-height="0cm" fo:max-width="0cm" fo:min-height="0cm" fo:min-width="0cm" fo:padding-top="0.112cm" fo:padding-bottom="0.112cm" fo:padding-left="0.232cm" fo:padding-right="0.232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3" style:family="graphic" style:parent-style-name="standard" style:list-style-name="L1">
      <style:graphic-properties draw:stroke="solid" draw:stroke-dash="Dash_20_4" svg:stroke-width="0.07cm" svg:stroke-color="#000000" draw:marker-start="" draw:marker-start-width="0.246cm" draw:marker-start-center="false" draw:marker-end="" draw:marker-end-width="0.246cm" draw:marker-end-center="false" svg:stroke-opacity="100%" draw:stroke-linejoin="miter" draw:fill="solid" draw:fill-color="#00ff00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false" draw:auto-grow-width="false" draw:fit-to-size="false" draw:fit-to-contour="false" fo:max-height="0cm" fo:max-width="0cm" fo:min-height="0cm" fo:min-width="0cm" fo:padding-top="0.112cm" fo:padding-bottom="0.112cm" fo:padding-left="0.232cm" fo:padding-right="0.232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4" style:family="graphic" style:parent-style-name="standard" style:list-style-name="L1">
      <style:graphic-properties draw:stroke="solid" draw:stroke-dash="Dash_20_4" svg:stroke-width="0.07cm" svg:stroke-color="#000000" draw:marker-start="" draw:marker-start-width="0.246cm" draw:marker-start-center="false" draw:marker-end="" draw:marker-end-width="0.246cm" draw:marker-end-center="false" svg:stroke-opacity="100%" draw:stroke-linejoin="miter" draw:fill="solid" draw:fill-color="#ff0000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false" draw:auto-grow-width="false" draw:fit-to-size="false" draw:fit-to-contour="false" fo:max-height="0cm" fo:max-width="0cm" fo:min-height="0cm" fo:min-width="0cm" fo:padding-top="0.112cm" fo:padding-bottom="0.112cm" fo:padding-left="0.232cm" fo:padding-right="0.232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5" style:family="graphic" style:parent-style-name="standard" style:list-style-name="L1">
      <style:graphic-properties draw:stroke="solid" draw:stroke-dash="Dash_20_4" svg:stroke-width="0.07cm" svg:stroke-color="#000000" draw:marker-start="" draw:marker-start-width="0.246cm" draw:marker-start-center="false" draw:marker-end="" draw:marker-end-width="0.246cm" draw:marker-end-center="false" svg:stroke-opacity="100%" draw:stroke-linejoin="miter" draw:fill="solid" draw:fill-color="#00ff00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false" draw:auto-grow-width="false" draw:fit-to-size="false" draw:fit-to-contour="false" fo:max-height="0cm" fo:max-width="0cm" fo:min-height="0cm" fo:min-width="0cm" fo:padding-top="0.112cm" fo:padding-bottom="0.112cm" fo:padding-left="0.232cm" fo:padding-right="0.232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6" style:family="graphic" style:parent-style-name="standard" style:list-style-name="L1">
      <style:graphic-properties draw:stroke="solid" draw:stroke-dash="Dash_20_4" svg:stroke-width="0.07cm" svg:stroke-color="#000000" draw:marker-start="" draw:marker-start-width="0.246cm" draw:marker-start-center="false" draw:marker-end="" draw:marker-end-width="0.246cm" draw:marker-end-center="false" svg:stroke-opacity="100%" draw:stroke-linejoin="miter" draw:fill="solid" draw:fill-color="#3366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false" draw:auto-grow-width="false" draw:fit-to-size="false" draw:fit-to-contour="false" fo:max-height="0cm" fo:max-width="0cm" fo:min-height="0cm" fo:min-width="0cm" fo:padding-top="0.112cm" fo:padding-bottom="0.112cm" fo:padding-left="0.232cm" fo:padding-right="0.232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7" style:family="graphic" style:parent-style-name="standard" style:list-style-name="L1">
      <style:graphic-properties draw:stroke="solid" draw:stroke-dash="Dash_20_4" svg:stroke-width="0.07cm" svg:stroke-color="#000000" draw:marker-start="" draw:marker-start-width="0.246cm" draw:marker-start-center="false" draw:marker-end="" draw:marker-end-width="0.246cm" draw:marker-end-center="false" svg:stroke-opacity="100%" draw:stroke-linejoin="miter" draw:fill="solid" draw:fill-color="#ff0000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false" draw:auto-grow-width="false" draw:fit-to-size="false" draw:fit-to-contour="false" fo:max-height="0cm" fo:max-width="0cm" fo:min-height="0cm" fo:min-width="0cm" fo:padding-top="0.112cm" fo:padding-bottom="0.112cm" fo:padding-left="0.232cm" fo:padding-right="0.232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8" style:family="graphic" style:parent-style-name="standard" style:list-style-name="L1">
      <style:graphic-properties draw:stroke="solid" draw:stroke-dash="Dash_20_4" svg:stroke-width="0.07cm" svg:stroke-color="#000000" draw:marker-start="" draw:marker-start-width="0.246cm" draw:marker-start-center="false" draw:marker-end="" draw:marker-end-width="0.246cm" draw:marker-end-center="false" svg:stroke-opacity="100%" draw:stroke-linejoin="miter" draw:fill="solid" draw:fill-color="#3366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false" draw:auto-grow-width="false" draw:fit-to-size="false" draw:fit-to-contour="false" fo:max-height="0cm" fo:max-width="0cm" fo:min-height="0cm" fo:min-width="0cm" fo:padding-top="0.112cm" fo:padding-bottom="0.112cm" fo:padding-left="0.232cm" fo:padding-right="0.232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9" style:family="graphic" style:parent-style-name="standard">
      <style:graphic-properties draw:stroke="solid" svg:stroke-width="0.07cm" svg:stroke-color="#ff0000" draw:marker-start-width="0.105cm" draw:marker-end-width="0.105cm" draw:stroke-linejoin="miter" draw:fill="none" draw:fill-color="#ffffff" draw:textarea-horizontal-align="left" draw:textarea-vertical-align="middle" draw:auto-grow-height="false" fo:padding-top="0.095cm" fo:padding-bottom="0.095cm" fo:padding-left="0.215cm" fo:padding-right="0.215cm" fo:wrap-option="no-wrap" draw:shadow="hidden"/>
    </style:style>
    <style:style style:name="P1" style:family="paragraph">
      <style:paragraph-properties fo:text-align="center" style:writing-mode="lr-tb"/>
      <style:text-properties fo:font-size="24pt" style:font-size-asian="18pt" style:font-size-complex="18pt"/>
    </style:style>
    <style:style style:name="P2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24pt" fo:letter-spacing="normal" fo:language="en" fo:country="none" fo:font-style="normal" fo:text-shadow="none" style:text-underline-style="none" fo:font-weight="normal" style:text-underline-mode="continuous" style:text-overline-mode="continuous" style:text-line-through-mode="continuous" style:letter-kerning="true" style:font-family-asian="'Arial Unicode MS'" style:font-family-generic-asian="system" style:font-pitch-asian="variable" style:font-size-asian="18pt" style:language-asian="zh" style:country-asian="CN" style:font-style-asian="normal" style:font-weight-asian="normal" style:font-family-complex="'Arial Unicode MS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18pt" fo:letter-spacing="normal" fo:language="en" fo:country="none" fo:font-style="normal" fo:text-shadow="none" style:text-underline-style="none" fo:font-weight="normal" style:text-underline-mode="continuous" style:text-overline-mode="continuous" style:text-line-through-mode="continuous" style:letter-kerning="true" style:font-family-asian="'Arial Unicode MS'" style:font-family-generic-asian="system" style:font-pitch-asian="variable" style:font-size-asian="18pt" style:language-asian="zh" style:country-asian="CN" style:font-style-asian="normal" style:font-weight-asian="normal" style:font-family-complex="'Arial Unicode MS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4" style:family="paragraph">
      <style:paragraph-properties style:writing-mode="lr-tb"/>
      <style:text-properties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figure">
        <draw:frame draw:style-name="gr1" draw:text-style-name="P1" draw:layer="layout" svg:width="2.06cm" svg:height="1.803cm" svg:x="2.495cm" svg:y="1.941cm">
          <draw:image xlink:href="Pictures/2000002700007C3B0000738C63EE9237.wmf" xlink:type="simple" xlink:show="embed" xlink:actuate="onLoad">
            <text:p/>
          </draw:image>
        </draw:frame>
        <draw:frame draw:style-name="gr1" draw:text-style-name="P1" draw:layer="layout" svg:width="2.056cm" svg:height="1.803cm" svg:x="3.289cm" svg:y="6.451cm">
          <draw:image xlink:href="Pictures/2000002700007C3B0000738C63EE9237.wmf" xlink:type="simple" xlink:show="embed" xlink:actuate="onLoad">
            <text:p/>
          </draw:image>
        </draw:frame>
        <draw:frame draw:style-name="gr2" draw:text-style-name="P1" draw:layer="layout" svg:width="2.056cm" svg:height="1.803cm" svg:x="8.396cm" svg:y="7.355cm">
          <draw:image xlink:href="Pictures/2000002700007C3B0000738C63EE9237.wmf" xlink:type="simple" xlink:show="embed" xlink:actuate="onLoad">
            <text:p/>
          </draw:image>
        </draw:frame>
        <draw:frame draw:style-name="gr2" draw:text-style-name="P1" draw:layer="layout" svg:width="2.056cm" svg:height="1.804cm" svg:x="8.396cm" svg:y="11.429cm">
          <draw:image xlink:href="Pictures/2000002700007C3B0000738C63EE9237.wmf" xlink:type="simple" xlink:show="embed" xlink:actuate="onLoad">
            <text:p/>
          </draw:image>
        </draw:frame>
        <draw:frame draw:style-name="gr3" draw:text-style-name="P1" draw:layer="layout" svg:width="2.056cm" svg:height="1.803cm" svg:x="1.233cm" svg:y="9.626cm">
          <draw:image xlink:href="Pictures/2000002700007C3B0000738C63EE9237.wmf" xlink:type="simple" xlink:show="embed" xlink:actuate="onLoad">
            <text:p/>
          </draw:image>
        </draw:frame>
        <draw:frame draw:style-name="gr1" draw:text-style-name="P1" draw:layer="layout" svg:width="2.056cm" svg:height="1.804cm" svg:x="6.834cm" svg:y="14.584cm">
          <draw:image xlink:href="Pictures/2000002700007C3B0000738C63EE9237.wmf" xlink:type="simple" xlink:show="embed" xlink:actuate="onLoad">
            <text:p/>
          </draw:image>
        </draw:frame>
        <draw:frame draw:style-name="gr1" draw:text-style-name="P1" draw:layer="layout" svg:width="2.056cm" svg:height="1.804cm" svg:x="2.256cm" svg:y="14.584cm">
          <draw:image xlink:href="Pictures/2000002700007C3B0000738C63EE9237.wmf" xlink:type="simple" xlink:show="embed" xlink:actuate="onLoad">
            <text:p/>
          </draw:image>
        </draw:frame>
        <draw:line draw:style-name="gr4" draw:text-style-name="P1" draw:layer="layout" svg:x1="4.092cm" svg:y1="8.254cm" svg:x2="3.264cm" svg:y2="11.429cm">
          <text:p/>
        </draw:line>
        <draw:line draw:style-name="gr4" draw:text-style-name="P1" draw:layer="layout" svg:x1="3.285cm" svg:y1="11.429cm" svg:x2="3.289cm" svg:y2="14.584cm">
          <text:p/>
        </draw:line>
        <draw:line draw:style-name="gr4" draw:text-style-name="P1" draw:layer="layout" svg:x1="3.289cm" svg:y1="11.429cm" svg:x2="7.663cm" svg:y2="14.584cm">
          <text:p/>
        </draw:line>
        <draw:line draw:style-name="gr4" draw:text-style-name="P1" draw:layer="layout" svg:x1="7.676cm" svg:y1="14.584cm" svg:x2="3.274cm" svg:y2="14.588cm">
          <text:p/>
        </draw:line>
        <draw:line draw:style-name="gr4" draw:text-style-name="P1" draw:layer="layout" svg:x1="4.084cm" svg:y1="8.254cm" svg:x2="8.395cm" svg:y2="13.232cm">
          <text:p/>
        </draw:line>
        <draw:line draw:style-name="gr4" draw:text-style-name="P1" draw:layer="layout" svg:x1="8.41cm" svg:y1="13.233cm" svg:x2="7.648cm" svg:y2="14.584cm">
          <text:p/>
        </draw:line>
        <draw:line draw:style-name="gr4" draw:text-style-name="P1" draw:layer="layout" svg:x1="8.405cm" svg:y1="8.968cm" svg:x2="5.33cm" svg:y2="8.239cm">
          <text:p/>
        </draw:line>
        <draw:line draw:style-name="gr4" draw:text-style-name="P1" draw:layer="layout" svg:x1="8.408cm" svg:y1="9.158cm" svg:x2="3.268cm" svg:y2="14.584cm">
          <text:p/>
        </draw:line>
        <draw:line draw:style-name="gr4" draw:text-style-name="P1" draw:layer="layout" svg:x1="8.396cm" svg:y1="9.158cm" svg:x2="8.896cm" svg:y2="11.429cm">
          <text:p/>
        </draw:line>
        <draw:g>
          <draw:line draw:style-name="gr5" draw:text-style-name="P2" draw:layer="layout" svg:x1="3.117cm" svg:y1="3.715cm" svg:x2="2.299cm" svg:y2="9.597cm">
            <text:p/>
          </draw:line>
          <draw:line draw:style-name="gr6" draw:text-style-name="P2" draw:layer="layout" svg:x1="3.198cm" svg:y1="3.657cm" svg:x2="4.26cm" svg:y2="6.423cm">
            <text:p/>
          </draw:line>
          <draw:line draw:style-name="gr7" draw:text-style-name="P2" draw:layer="layout" svg:x1="3.298cm" svg:y1="3.744cm" svg:x2="9.108cm" svg:y2="7.355cm">
            <text:p/>
          </draw:line>
        </draw:g>
        <draw:g>
          <draw:g>
            <draw:g>
              <draw:custom-shape draw:style-name="gr8" draw:text-style-name="P3" draw:layer="layout" svg:width="0.733cm" svg:height="1.356cm" svg:x="6.891cm" svg:y="16.378cm">
                <text:p/>
                <draw:enhanced-geometry svg:viewBox="0 0 21600 21600" draw:type="rectangle" draw:enhanced-path="M 0 0 L 21600 0 21600 21600 0 21600 0 0 Z N"/>
              </draw:custom-shape>
              <draw:custom-shape draw:style-name="gr9" draw:text-style-name="P3" draw:layer="layout" svg:width="0.733cm" svg:height="1.356cm" svg:x="7.643cm" svg:y="16.378cm">
                <text:p/>
                <draw:enhanced-geometry svg:viewBox="0 0 21600 21600" draw:type="rectangle" draw:enhanced-path="M 0 0 L 21600 0 21600 21600 0 21600 0 0 Z N"/>
              </draw:custom-shape>
              <draw:custom-shape draw:style-name="gr10" draw:text-style-name="P3" draw:layer="layout" svg:width="0.733cm" svg:height="1.356cm" svg:x="8.376cm" svg:y="16.378cm">
                <text:p/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1" draw:text-style-name="P3" draw:layer="layout" svg:width="0.733cm" svg:height="1.356cm" svg:x="2.313cm" svg:y="16.378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3" draw:layer="layout" svg:width="0.733cm" svg:height="1.356cm" svg:x="3.065cm" svg:y="16.378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3" draw:layer="layout" svg:width="0.733cm" svg:height="1.356cm" svg:x="3.798cm" svg:y="16.378cm">
                <text:p/>
                <draw:enhanced-geometry svg:viewBox="0 0 21600 21600" draw:type="rectangle" draw:enhanced-path="M 0 0 L 21600 0 21600 21600 0 21600 0 0 Z N"/>
              </draw:custom-shape>
            </draw:g>
            <draw:custom-shape draw:style-name="gr14" draw:text-style-name="P3" draw:layer="layout" svg:width="0.733cm" svg:height="1.356cm" svg:x="10.142cm" svg:y="11.419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3" draw:layer="layout" svg:width="0.733cm" svg:height="1.356cm" svg:x="0.557cm" svg:y="10.019cm">
              <text:p/>
              <draw:enhanced-geometry svg:viewBox="0 0 21600 21600" draw:type="rectangle" draw:enhanced-path="M 0 0 L 21600 0 21600 21600 0 21600 0 0 Z N"/>
            </draw:custom-shape>
            <draw:g>
              <draw:custom-shape draw:style-name="gr16" draw:text-style-name="P3" draw:layer="layout" svg:width="0.733cm" svg:height="1.355cm" svg:x="11.37cm" svg:y="7.565cm">
                <text:p/>
                <draw:enhanced-geometry svg:viewBox="0 0 21600 21600" draw:type="rectangle" draw:enhanced-path="M 0 0 L 21600 0 21600 21600 0 21600 0 0 Z N"/>
              </draw:custom-shape>
              <draw:custom-shape draw:style-name="gr17" draw:text-style-name="P3" draw:layer="layout" svg:width="0.733cm" svg:height="1.355cm" svg:x="10.637cm" svg:y="7.565cm">
                <text:p/>
                <draw:enhanced-geometry svg:viewBox="0 0 21600 21600" draw:type="rectangle" draw:enhanced-path="M 0 0 L 21600 0 21600 21600 0 21600 0 0 Z N"/>
              </draw:custom-shape>
            </draw:g>
          </draw:g>
          <draw:custom-shape draw:style-name="gr18" draw:text-style-name="P3" draw:layer="layout" svg:width="0.732cm" svg:height="1.356cm" svg:x="5.345cm" svg:y="6.626cm">
            <text:p/>
            <draw:enhanced-geometry svg:viewBox="0 0 21600 21600" draw:type="rectangle" draw:enhanced-path="M 0 0 L 21600 0 21600 21600 0 21600 0 0 Z N"/>
          </draw:custom-shape>
        </draw:g>
        <draw:custom-shape draw:style-name="gr19" draw:text-style-name="P4" draw:layer="layout" svg:width="3.578cm" svg:height="3.155cm" svg:x="1.7cm" svg:y="1.3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msArrowEnd_20_5" draw:display-name="msArrowEnd 5" svg:viewBox="0 0 318 318" svg:d="m159 0 159 318h-318z"/>
    <draw:stroke-dash draw:name="Dash_20_3" draw:display-name="Dash 3" draw:style="rect" draw:dots2="1" draw:dots2-length="0.564cm" draw:distance="0.423cm"/>
    <draw:stroke-dash draw:name="Dash_20_4" draw:display-name="Dash 4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2.5cm" fo:page-height="1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figur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10-29T12:24:14</meta:creation-date>
    <meta:editing-duration>PT11M15S</meta:editing-duration>
    <meta:editing-cycles>3</meta:editing-cycles>
    <meta:generator>OpenOffice.org/3.3$Unix OpenOffice.org_project/330m20$Build-9567</meta:generator>
    <meta:initial-creator>Alberto Montresor</meta:initial-creator>
    <dc:date>2011-10-29T12:35:27</dc:date>
    <dc:creator>Alberto Montresor</dc:creator>
    <meta:document-statistic meta:object-count="37"/>
  </office:meta>
</office:document-meta>
</file>